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/>
    </style:style>
    <style:style style:name="P3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 New Roman" fo:font-size="12pt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background-color="#ffffff"/>
    </style:style>
    <style:style style:name="P5" style:family="paragraph" style:parent-style-name="Standard">
      <style:text-properties style:font-name="Times New Roman" fo:font-size="12pt" fo:font-weight="bold"/>
    </style:style>
    <style:style style:name="P6" style:family="paragraph" style:parent-style-name="Standard">
      <style:text-properties style:font-name="Times New Roman" fo:font-size="12pt" style:text-underline-style="solid" style:text-underline-width="auto" style:text-underline-color="font-color" fo:font-weight="bold"/>
    </style:style>
    <style:style style:name="P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8" style:family="paragraph" style:parent-style-name="Standard" style:list-style-name="L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 fo:font-weight="bold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SN College of Engineering, Kalavakkam </text:p>
      <text:p text:style-name="P2">Department of Computer Science and Engineering </text:p>
      <text:p text:style-name="P2">III Semester - CSE 'A ',’B’ &amp; ‘C’ </text:p>
      <text:p text:style-name="P2">UCS 1312 Data Structures Lab Laboratory </text:p>
      <text:p text:style-name="P2"><text:s/></text:p>
      <text:p text:style-name="P1">Academic Year: 2019-2020 </text:p>
      <text:p text:style-name="P1">Batch: 2018-2022 </text:p>
      <text:p text:style-name="P1"/>
      <text:p text:style-name="P1">Register Number: 185001104 </text:p>
      <text:p text:style-name="P1">Name: Nivedhitha D</text:p>
      <text:p text:style-name="P1">Class: CSE B</text:p>
      <text:p text:style-name="P2"><text:s/></text:p>
      <text:p text:style-name="P5">Exercise 5: Applications of stack </text:p>
      <text:p text:style-name="P1"><text:s/></text:p>
      <text:list xml:id="list2423949897" text:style-name="L1">
        <text:list-item>
          <text:p text:style-name="P7">Create stack ADT as a header file <text:s/>“stack.h” . </text:p>
        </text:list-item>
        <text:list-item>
          <text:p text:style-name="P7">Convert the given infix expression into postfix expression by including <text:s/>“stack.h” in </text:p>
        </text:list-item>
        <text:list-item>
          <text:p text:style-name="P7">the driver program to perform the conversion. </text:p>
        </text:list-item>
        <text:list-item>
          <text:p text:style-name="P7">Throw error for unbalanced symbols. </text:p>
        </text:list-item>
        <text:list-item>
          <text:p text:style-name="P7">Evaluate the postfix expression using “stack.h”. </text:p>
        </text:list-item>
        <text:list-item>
          <text:p text:style-name="P7">Test for the following expressions </text:p>
        </text:list-item>
      </text:list>
      <text:list xml:id="list733381651" text:style-name="L2">
        <text:list-item>
          <text:p text:style-name="P8">(2+5) * (3-6) / (7*8) </text:p>
        </text:list-item>
        <text:list-item>
          <text:p text:style-name="P8">7 - (((3+2) * (6+1)) <text:s/>/ (5+6) </text:p>
        </text:list-item>
        <text:list-item>
          <text:p text:style-name="P8">(((3+2) * (2+5) </text:p>
        </text:list-item>
      </text:list>
      <text:p text:style-name="P3"/>
      <text:p text:style-name="P1"><text:span text:style-name="T2">Program Name:</text:span><text:span text:style-name="T1"> <text:s/>StackApplications</text:span></text:p>
      <text:p text:style-name="P6"/>
      <text:p text:style-name="P6">Source Code:</text:p>
      <text:p text:style-name="P1"/>
      <text:p text:style-name="P5">“stack.h”</text:p>
      <text:p text:style-name="P5"/>
      <text:p text:style-name="P5">//HEADER FILES</text:p>
      <text:p text:style-name="P1">#include&lt;stdio.h&gt;</text:p>
      <text:p text:style-name="P1">#include&lt;stdlib.h&gt;</text:p>
      <text:p text:style-name="P1"/>
      <text:p text:style-name="P1">//STACK NODE STRUCTURE DEFINITION</text:p>
      <text:p text:style-name="P1">struct fNode</text:p>
      <text:p text:style-name="P1">{</text:p>
      <text:p text:style-name="P1"><text:tab/>float c;</text:p>
      <text:p text:style-name="P1"><text:tab/>struct fNode *next;</text:p>
      <text:p text:style-name="P1">};</text:p>
      <text:p text:style-name="P1"/>
      <text:p text:style-name="P1">//PUSH FUNCTION</text:p>
      <text:p text:style-name="P1">void fpush(struct fNode **top, float input)</text:p>
      <text:p text:style-name="P1">{</text:p>
      <text:p text:style-name="P1"><text:tab/>struct fNode *newNode = (struct fNode*)malloc(sizeof(struct fNode*));</text:p>
      <text:p text:style-name="P1"/>
      <text:p text:style-name="P1"><text:tab/>newNode-&gt;c = input;</text:p>
      <text:p text:style-name="P1"/>
      <text:p text:style-name="P1"><text:tab/>if(*top == NULL)</text:p>
      <text:p text:style-name="P1"><text:tab/><text:tab/>newNode-&gt;next = NULL;</text:p>
      <text:p text:style-name="P1"/>
      <text:p text:style-name="P1"><text:tab/>else</text:p>
      <text:p text:style-name="P1"><text:soft-page-break/><text:tab/><text:tab/>newNode-&gt;next = *top;</text:p>
      <text:p text:style-name="P1"/>
      <text:p text:style-name="P1"><text:tab/>*top = newNode;</text:p>
      <text:p text:style-name="P1"/>
      <text:p text:style-name="P1">}</text:p>
      <text:p text:style-name="P1"/>
      <text:p text:style-name="P1">//POP FUNCTION</text:p>
      <text:p text:style-name="P1">float fpop(struct fNode **top)</text:p>
      <text:p text:style-name="P1">{</text:p>
      <text:p text:style-name="P1"><text:tab/>if(*top == NULL)</text:p>
      <text:p text:style-name="P1"><text:tab/><text:tab/>return 0;<text:tab/>// To check empty Stack condition</text:p>
      <text:p text:style-name="P1"/>
      <text:p text:style-name="P1"><text:tab/>else</text:p>
      <text:p text:style-name="P1"><text:tab/>{</text:p>
      <text:p text:style-name="P1"><text:tab/><text:tab/>struct fNode *temp = (struct fNode*)malloc(sizeof(struct fNode*));</text:p>
      <text:p text:style-name="P1"><text:tab/><text:tab/>float ch;</text:p>
      <text:p text:style-name="P1"/>
      <text:p text:style-name="P1"><text:tab/><text:tab/>temp = *top;</text:p>
      <text:p text:style-name="P1"><text:tab/><text:tab/>ch = temp-&gt;c;</text:p>
      <text:p text:style-name="P1"><text:tab/><text:tab/>*top = (*top)-&gt;next;</text:p>
      <text:p text:style-name="P1"><text:tab/><text:tab/>free(temp);</text:p>
      <text:p text:style-name="P1"><text:tab/><text:tab/>return ch;</text:p>
      <text:p text:style-name="P1"><text:tab/>}</text:p>
      <text:p text:style-name="P1">}</text:p>
      <text:p text:style-name="P1"/>
      <text:p text:style-name="P1">//STACK DISPLAY</text:p>
      <text:p text:style-name="P1">void fdisplay(struct fNode **top)</text:p>
      <text:p text:style-name="P1">{</text:p>
      <text:p text:style-name="P1"><text:tab/>if(*top == NULL)</text:p>
      <text:p text:style-name="P1"><text:tab/><text:tab/>printf("\n\n\t\tStack is EMPTY!");</text:p>
      <text:p text:style-name="P1"/>
      <text:p text:style-name="P1"><text:tab/>else</text:p>
      <text:p text:style-name="P1"><text:tab/>{</text:p>
      <text:p text:style-name="P1"><text:tab/><text:tab/>struct fNode *temp = (struct fNode*)malloc(sizeof(struct fNode*));</text:p>
      <text:p text:style-name="P1"/>
      <text:p text:style-name="P1"><text:tab/><text:tab/>printf("\n\n\t\tSTACK AS VIEWED FROM THE TOP\n");</text:p>
      <text:p text:style-name="P1"><text:tab/><text:tab/>for(temp = *top; temp != NULL; temp = temp-&gt;next)</text:p>
      <text:p text:style-name="P1"><text:tab/><text:tab/><text:tab/>printf("%.2f ", temp-&gt;c);</text:p>
      <text:p text:style-name="P1"/>
      <text:p text:style-name="P1"><text:tab/><text:tab/>printf("\n");</text:p>
      <text:p text:style-name="P1"><text:tab/>}</text:p>
      <text:p text:style-name="P1">}</text:p>
      <text:p text:style-name="P1"/>
      <text:p text:style-name="P5">Driver Code:</text:p>
      <text:p text:style-name="P5"/>
      <text:p text:style-name="P1">#include "stack.h"</text:p>
      <text:p text:style-name="P1">#include&lt;ctype.h&gt;</text:p>
      <text:p text:style-name="P1"/>
      <text:p text:style-name="P1">#define N 45</text:p>
      <text:p text:style-name="P1"/>
      <text:p text:style-name="P1">// Function to check if the two brackets match</text:p>
      <text:p text:style-name="P1">int checkMatch(char ch1, char ch2)</text:p>
      <text:p text:style-name="P1"><text:soft-page-break/>{</text:p>
      <text:p text:style-name="P1"><text:tab/>if((ch1 == '(') &amp;&amp; (ch2 == ')'))</text:p>
      <text:p text:style-name="P1"><text:tab/><text:tab/>return 1;</text:p>
      <text:p text:style-name="P1"/>
      <text:p text:style-name="P1"><text:s text:c="4"/>else if((ch1 == '{') &amp;&amp; (ch2 == '}'))</text:p>
      <text:p text:style-name="P1"><text:s text:c="4"/><text:tab/>return 1;</text:p>
      <text:p text:style-name="P1"/>
      <text:p text:style-name="P1"><text:s text:c="4"/>else if((ch1 == '[') &amp;&amp; (ch2 == ']'))</text:p>
      <text:p text:style-name="P1"><text:s text:c="4"/><text:tab/>return 1;</text:p>
      <text:p text:style-name="P1"/>
      <text:p text:style-name="P1"><text:s text:c="4"/>else</text:p>
      <text:p text:style-name="P1"><text:s text:c="4"/><text:tab/>return 0;</text:p>
      <text:p text:style-name="P1">}</text:p>
      <text:p text:style-name="P1"/>
      <text:p text:style-name="P1">// Function to check if the brackets in the expression are balanced</text:p>
      <text:p text:style-name="P1">int checkBalancedBrackets(char exp[])</text:p>
      <text:p text:style-name="P1">{</text:p>
      <text:p text:style-name="P1"><text:tab/>int i = 0;</text:p>
      <text:p text:style-name="P1"><text:tab/>struct fNode *stack = NULL;</text:p>
      <text:p text:style-name="P1"/>
      <text:p text:style-name="P1"><text:tab/>while(exp[i] != '\0')</text:p>
      <text:p text:style-name="P1"><text:tab/>{</text:p>
      <text:p text:style-name="P1"><text:tab/><text:tab/>if((exp[i] == '{') || (exp[i] == '(') || (exp[i] == '['))</text:p>
      <text:p text:style-name="P1"><text:s text:c="8"/><text:tab/>fpush(&amp;stack, exp[i]);</text:p>
      <text:p text:style-name="P1"/>
      <text:p text:style-name="P1"><text:s text:c="8"/>if((exp[i] == '}') || (exp[i] == ')') || (exp[i] == ']'))</text:p>
      <text:p text:style-name="P1"><text:s text:c="8"/>{</text:p>
      <text:p text:style-name="P1"><text:tab/><text:tab/><text:tab/>if(stack == NULL)</text:p>
      <text:p text:style-name="P1"><text:tab/><text:tab/><text:tab/><text:tab/>return 0;</text:p>
      <text:p text:style-name="P1"/>
      <text:p text:style-name="P1"><text:s text:c="12"/>else if(!checkMatch(fpop(&amp;stack), exp[i]))</text:p>
      <text:p text:style-name="P1"><text:s text:c="12"/><text:tab/>return 0;</text:p>
      <text:p text:style-name="P1"><text:s text:c="6"/><text:tab/>}</text:p>
      <text:p text:style-name="P1"/>
      <text:p text:style-name="P1"><text:s text:c="6"/><text:tab/>i++;</text:p>
      <text:p text:style-name="P1"><text:s text:c="3"/><text:tab/>}</text:p>
      <text:p text:style-name="P1"/>
      <text:p text:style-name="P1"><text:tab/>if(stack == NULL)</text:p>
      <text:p text:style-name="P1"><text:tab/><text:tab/>return 1;</text:p>
      <text:p text:style-name="P1"/>
      <text:p text:style-name="P1"><text:s text:c="2"/><text:tab/>else</text:p>
      <text:p text:style-name="P1"><text:s text:c="2"/><text:tab/><text:tab/>return 0;</text:p>
      <text:p text:style-name="P1">}</text:p>
      <text:p text:style-name="P1"/>
      <text:p text:style-name="P1">// Function to check if the character is an operand</text:p>
      <text:p text:style-name="P1">int isOperand(char ch)</text:p>
      <text:p text:style-name="P1">{</text:p>
      <text:p text:style-name="P1"><text:s text:c="4"/>return (isdigit(ch));</text:p>
      <text:p text:style-name="P1">}</text:p>
      <text:p text:style-name="P1"/>
      <text:p text:style-name="P1">// Function to assign precedence</text:p>
      <text:p text:style-name="P1">int Prec(char ch)</text:p>
      <text:p text:style-name="P1"><text:soft-page-break/>{</text:p>
      <text:p text:style-name="P1"><text:s text:c="4"/>switch (ch)</text:p>
      <text:p text:style-name="P1"><text:s text:c="4"/>{</text:p>
      <text:p text:style-name="P1"><text:s text:c="4"/>case '+':</text:p>
      <text:p text:style-name="P1"><text:s text:c="4"/>case '-':</text:p>
      <text:p text:style-name="P1"><text:s text:c="8"/>return 1;</text:p>
      <text:p text:style-name="P1"/>
      <text:p text:style-name="P1"><text:s text:c="4"/>case '*':</text:p>
      <text:p text:style-name="P1"><text:s text:c="4"/>case '/':</text:p>
      <text:p text:style-name="P1"><text:s text:c="8"/>return 2;</text:p>
      <text:p text:style-name="P1"/>
      <text:p text:style-name="P1"><text:s text:c="4"/>}</text:p>
      <text:p text:style-name="P1"><text:s text:c="4"/>return -1;</text:p>
      <text:p text:style-name="P1">}</text:p>
      <text:p text:style-name="P1"/>
      <text:p text:style-name="P1"/>
      <text:p text:style-name="P1">// Function to convert infix to postfix</text:p>
      <text:p text:style-name="P1">char* infixToPostfix(char* exp)</text:p>
      <text:p text:style-name="P1">{</text:p>
      <text:p text:style-name="P1"><text:s text:c="4"/>int i = 0, k = 0;</text:p>
      <text:p text:style-name="P1"><text:s text:c="4"/>struct fNode *stack = NULL;</text:p>
      <text:p text:style-name="P1"><text:s text:c="4"/>static char newExp[N], ch='(';</text:p>
      <text:p text:style-name="P1"/>
      <text:p text:style-name="P1"><text:s text:c="4"/>while( exp[i] != '\0')</text:p>
      <text:p text:style-name="P1"><text:s text:c="4"/>{</text:p>
      <text:p text:style-name="P1"><text:tab/><text:tab/>if (isOperand(exp[i]))</text:p>
      <text:p text:style-name="P1"><text:s text:c="8"/><text:tab/>newExp[k++] = exp[i];</text:p>
      <text:p text:style-name="P1"/>
      <text:p text:style-name="P1"><text:s text:c="8"/>else if (exp[i] == '(')</text:p>
      <text:p text:style-name="P1"><text:s text:c="12"/>fpush(&amp;stack, exp[i]);</text:p>
      <text:p text:style-name="P1"/>
      <text:p text:style-name="P1"><text:s text:c="8"/>else if (exp[i] == ')')</text:p>
      <text:p text:style-name="P1"><text:s text:c="8"/>{</text:p>
      <text:p text:style-name="P1"><text:s text:c="12"/>while ((stack != NULL) &amp;&amp; (stack-&gt;c != '('))</text:p>
      <text:p text:style-name="P1"><text:s text:c="16"/>newExp[k++] = fpop(&amp;stack);</text:p>
      <text:p text:style-name="P1"/>
      <text:p text:style-name="P1"><text:s text:c="12"/>if ((stack != NULL) &amp;&amp; (stack-&gt;c == '('))</text:p>
      <text:p text:style-name="P1"><text:s text:c="16"/>ch = fpop(&amp;stack);</text:p>
      <text:p text:style-name="P1"/>
      <text:p text:style-name="P1"><text:s text:c="8"/>}</text:p>
      <text:p text:style-name="P1"><text:s text:c="8"/>else</text:p>
      <text:p text:style-name="P1"><text:s text:c="8"/>{</text:p>
      <text:p text:style-name="P1"><text:s text:c="12"/>while ((stack != NULL) &amp;&amp; Prec(exp[i]) &lt;= Prec(stack-&gt;c))</text:p>
      <text:p text:style-name="P1"><text:s text:c="16"/>newExp[k++] = fpop(&amp;stack);</text:p>
      <text:p text:style-name="P1"/>
      <text:p text:style-name="P1"><text:s text:c="12"/>fpush(&amp;stack, exp[i]);</text:p>
      <text:p text:style-name="P1"><text:s text:c="8"/>}</text:p>
      <text:p text:style-name="P1"/>
      <text:p text:style-name="P1"><text:s text:c="8"/>i++;</text:p>
      <text:p text:style-name="P1"/>
      <text:p text:style-name="P1"><text:s text:c="4"/>}</text:p>
      <text:p text:style-name="P1"/>
      <text:p text:style-name="P1"><text:soft-page-break/><text:s text:c="4"/>while (stack != NULL)</text:p>
      <text:p text:style-name="P1"><text:s text:c="8"/>newExp[k++] = fpop(&amp;stack);</text:p>
      <text:p text:style-name="P1"/>
      <text:p text:style-name="P1"><text:s text:c="4"/>newExp[k] = '\0';</text:p>
      <text:p text:style-name="P1"><text:s text:c="4"/>printf( "Postfix: %s\n", newExp );</text:p>
      <text:p text:style-name="P1"/>
      <text:p text:style-name="P1"><text:s text:c="4"/>return newExp;</text:p>
      <text:p text:style-name="P1"/>
      <text:p text:style-name="P1">}</text:p>
      <text:p text:style-name="P1"/>
      <text:p text:style-name="P1">float evaluatePostfix(char* exp)</text:p>
      <text:p text:style-name="P1">{</text:p>
      <text:p text:style-name="P1"><text:s text:c="4"/>struct fNode *stack = NULL;</text:p>
      <text:p text:style-name="P1"><text:s text:c="4"/>int i;</text:p>
      <text:p text:style-name="P1"/>
      <text:p text:style-name="P1"><text:s text:c="4"/>for (i = 0; exp[i]!='\0'; ++i)</text:p>
      <text:p text:style-name="P1"><text:s text:c="4"/>{</text:p>
      <text:p text:style-name="P1"><text:s text:c="8"/>if (isdigit(exp[i]))</text:p>
      <text:p text:style-name="P1"><text:s text:c="12"/>fpush(&amp;stack, exp[i]-'0');</text:p>
      <text:p text:style-name="P1"/>
      <text:p text:style-name="P1"><text:s text:c="8"/>else</text:p>
      <text:p text:style-name="P1"><text:s text:c="8"/>{</text:p>
      <text:p text:style-name="P1"><text:s text:c="12"/>float val1 = fpop(&amp;stack);</text:p>
      <text:p text:style-name="P1"><text:s text:c="12"/>float val2 = fpop(&amp;stack);</text:p>
      <text:p text:style-name="P1"/>
      <text:p text:style-name="P1"><text:s text:c="12"/>switch (exp[i])</text:p>
      <text:p text:style-name="P1"><text:s text:c="12"/>{</text:p>
      <text:p text:style-name="P1"><text:s text:c="12"/>case '+': fpush(&amp;stack, val2 + val1); break;</text:p>
      <text:p text:style-name="P1"><text:s text:c="12"/>case '-': fpush(&amp;stack, val2 - val1); break;</text:p>
      <text:p text:style-name="P1"><text:s text:c="12"/>case '*': fpush(&amp;stack, val2 * val1); break;</text:p>
      <text:p text:style-name="P1"><text:s text:c="12"/>case '/': fpush(&amp;stack, val2/val1); break;</text:p>
      <text:p text:style-name="P1"><text:s text:c="12"/>}</text:p>
      <text:p text:style-name="P1"><text:s text:c="8"/>}</text:p>
      <text:p text:style-name="P1"><text:s text:c="4"/>}</text:p>
      <text:p text:style-name="P1"><text:s text:c="4"/>return fpop(&amp;stack);</text:p>
      <text:p text:style-name="P1">}</text:p>
      <text:p text:style-name="P1"/>
      <text:p text:style-name="P1">int main()</text:p>
      <text:p text:style-name="P1">{</text:p>
      <text:p text:style-name="P1"><text:tab/>char expression[N], *postfix;</text:p>
      <text:p text:style-name="P1"><text:tab/>float result;</text:p>
      <text:p text:style-name="P1"/>
      <text:p text:style-name="P1"><text:tab/>printf("Enter the expression: ");</text:p>
      <text:p text:style-name="P1"><text:tab/>scanf(" %[^\n]", expression);</text:p>
      <text:p text:style-name="P1"/>
      <text:p text:style-name="P1"><text:tab/>if(checkBalancedBrackets(expression))</text:p>
      <text:p text:style-name="P1"><text:tab/>{</text:p>
      <text:p text:style-name="P1"><text:tab/><text:tab/>printf("\nBalanced \n");</text:p>
      <text:p text:style-name="P1"><text:tab/><text:tab/>postfix = infixToPostfix(expression);</text:p>
      <text:p text:style-name="P1"><text:tab/><text:tab/>result = evaluatePostfix(postfix);</text:p>
      <text:p text:style-name="P1"><text:tab/><text:tab/>printf("\nResult:%f\n", result);</text:p>
      <text:p text:style-name="P1"><text:tab/>}</text:p>
      <text:p text:style-name="P1"><text:soft-page-break/></text:p>
      <text:p text:style-name="P1"><text:tab/>else</text:p>
      <text:p text:style-name="P1"><text:s text:c="4"/><text:tab/>printf("\nNot Balanced \n");</text:p>
      <text:p text:style-name="P1"/>
      <text:p text:style-name="P1"><text:s text:c="2"/>return 0;</text:p>
      <text:p text:style-name="P1">}</text:p>
      <text:p text:style-name="P5"/>
      <text:p text:style-name="P6">Output:</text:p>
      <text:p text:style-name="P6"/>
      <text:p text:style-name="P6">Run1:</text:p>
      <text:p text:style-name="P1">Enter the expression: (2+5)*5(3-6)/(7*8) <text:s text:c="167"/>Balanced </text:p>
      <text:p text:style-name="P1">Postfix: 25+36-*78*/</text:p>
      <text:p text:style-name="P1">Result:-0.375000</text:p>
      <text:p text:style-name="P1"/>
      <text:p text:style-name="P6">Run2:</text:p>
      <text:p text:style-name="P1">Enter the expression: 7-(((3+2)*(6+1))/(5+6) <text:s text:c="163"/>Not Balanced </text:p>
      <text:p text:style-name="P1">—————————————————————————————</text:p>
      <text:p text:style-name="P4">Enter the expression: 7-(((3+2)*(6+1))/(5+6))</text:p>
      <text:p text:style-name="P4"/>
      <text:p text:style-name="P4">Balanced </text:p>
      <text:p text:style-name="P4">Postfix: 732+61+*56+/-</text:p>
      <text:p text:style-name="P4"/>
      <text:p text:style-name="P4">Result:3.818182</text:p>
      <text:p text:style-name="P1"/>
      <text:p text:style-name="P6">Run3:</text:p>
      <text:p text:style-name="P1">Enter the expression: (((3+2)*(2+5) <text:s text:c="172"/>Not Balanced <text:s text:c="2"/></text:p>
      <text:p text:style-name="P1">————————————————————————————-</text:p>
      <text:p text:style-name="P4">Enter the expression: (((3+2)*(2+5)))</text:p>
      <text:p text:style-name="P4"/>
      <text:p text:style-name="P4">Balanced </text:p>
      <text:p text:style-name="P4">Postfix: 32+25+*</text:p>
      <text:p text:style-name="P4"/>
      <text:p text:style-name="P4">Result:35.000000</text:p>
      <text:p text:style-name="P6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document-statistic meta:table-count="0" meta:image-count="0" meta:object-count="0" meta:page-count="6" meta:paragraph-count="225" meta:word-count="683" meta:character-count="5548" meta:non-whitespace-character-count="3911"/>
  </office:meta>
</office:document-meta>
</file>